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background-color="#00ff00"/>
    </style:style>
    <style:style style:name="P2" style:family="paragraph" style:parent-style-name="Preformatted_20_Text">
      <style:text-properties fo:background-color="#eb613d"/>
    </style:style>
    <style:style style:name="P3" style:family="paragraph" style:parent-style-name="Preformatted_20_Text">
      <style:text-properties fo:background-color="#b84700"/>
    </style:style>
    <style:style style:name="P4" style:family="paragraph" style:parent-style-name="Preformatted_20_Text">
      <style:text-properties fo:background-color="#9966cc"/>
    </style:style>
    <style:style style:name="P5" style:family="paragraph" style:parent-style-name="Preformatted_20_Text">
      <style:text-properties fo:background-color="#6b4794"/>
    </style:style>
    <style:style style:name="P6" style:family="paragraph" style:parent-style-name="Preformatted_20_Text">
      <style:text-properties fo:background-color="#5c8526"/>
    </style:style>
    <style:style style:name="P7" style:family="paragraph" style:parent-style-name="Preformatted_20_Text">
      <style:text-properties fo:background-color="#47b8b8"/>
    </style:style>
    <style:style style:name="P8" style:family="paragraph" style:parent-style-name="Preformatted_20_Text">
      <style:text-properties fo:background-color="#006b6b"/>
    </style:style>
    <style:style style:name="P9" style:family="paragraph" style:parent-style-name="Preformatted_20_Text">
      <style:text-properties fo:background-color="transparent"/>
    </style:style>
    <style:style style:name="P10" style:family="paragraph" style:parent-style-name="Preformatted_20_Text">
      <style:text-properties fo:font-weight="bold" fo:background-color="transparent" style:font-weight-asian="bold" style:font-weight-complex="bold"/>
    </style:style>
    <style:style style:name="P11" style:family="paragraph" style:parent-style-name="Preformatted_20_Text">
      <style:paragraph-properties fo:text-align="justify" style:justify-single-word="false"/>
      <style:text-properties fo:font-weight="bold" fo:background-color="transparent" style:font-weight-asian="bold" style:font-weight-complex="bold"/>
    </style:style>
    <style:style style:name="P12" style:family="paragraph" style:parent-style-name="Preformatted_20_Text">
      <style:text-properties fo:background-color="transparent"/>
    </style:style>
    <style:style style:name="P13" style:family="paragraph" style:parent-style-name="Preformatted_20_Text">
      <style:text-properties fo:font-weight="bold" fo:background-color="transparent" style:font-weight-asian="bold" style:font-weight-complex="bold"/>
    </style:style>
    <style:style style:name="P14" style:family="paragraph" style:parent-style-name="Preformatted_20_Text">
      <style:text-properties fo:background-color="#00ff00"/>
    </style:style>
    <style:style style:name="P15" style:family="paragraph" style:parent-style-name="Preformatted_20_Text">
      <style:text-properties fo:background-color="#eb613d"/>
    </style:style>
    <style:style style:name="P16" style:family="paragraph" style:parent-style-name="Preformatted_20_Text">
      <style:text-properties fo:background-color="#b84700"/>
    </style:style>
    <style:style style:name="P17" style:family="paragraph" style:parent-style-name="Preformatted_20_Text">
      <style:text-properties fo:background-color="#9966cc"/>
    </style:style>
    <style:style style:name="P18" style:family="paragraph" style:parent-style-name="Preformatted_20_Text">
      <style:text-properties fo:background-color="#6b4794"/>
    </style:style>
    <style:style style:name="P19" style:family="paragraph" style:parent-style-name="Preformatted_20_Text">
      <style:text-properties fo:background-color="#5c8526"/>
    </style:style>
    <style:style style:name="P20" style:family="paragraph" style:parent-style-name="Preformatted_20_Text">
      <style:text-properties fo:background-color="#47b8b8"/>
    </style:style>
    <style:style style:name="P21" style:family="paragraph" style:parent-style-name="Preformatted_20_Text">
      <style:text-properties fo:background-color="#006b6b"/>
    </style:style>
    <style:style style:name="T1" style:family="text">
      <style:text-properties fo:background-color="#00ff00"/>
    </style:style>
    <style:style style:name="T2" style:family="text">
      <style:text-properties fo:background-color="#eb613d"/>
    </style:style>
    <style:style style:name="T3" style:family="text">
      <style:text-properties fo:background-color="#b84700"/>
    </style:style>
    <style:style style:name="T4" style:family="text">
      <style:text-properties fo:background-color="#9966cc"/>
    </style:style>
    <style:style style:name="T5" style:family="text">
      <style:text-properties fo:background-color="#6b4794"/>
    </style:style>
    <style:style style:name="T6" style:family="text">
      <style:text-properties fo:background-color="#5c8526"/>
    </style:style>
    <style:style style:name="T7" style:family="text">
      <style:text-properties fo:background-color="#47b8b8"/>
    </style:style>
    <style:style style:name="T8" style:family="text">
      <style:text-properties fo:background-color="#006b6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witch on:</text:p>
      <text:p text:style-name="Preformatted_20_Text"><text:span text:style-name="T1">BC</text:span> <text:span text:style-name="T2">11</text:span> <text:span text:style-name="T3">1C</text:span> <text:span text:style-name="T4">11</text:span> <text:span text:style-name="T5">07</text:span> <text:span text:style-name="T6">E1</text:span> <text:span text:style-name="T7">00</text:span> <text:span text:style-name="T8">81</text:span></text:p>
      <text:p text:style-name="P1">Length-Type: 1</text:p>
      <text:p text:style-name="P1">Repeat Flag: 1</text:p>
      <text:p text:style-name="P1">Prio: 00</text:p>
      <text:p text:style-name="P2">Src-zone: 1</text:p>
      <text:p text:style-name="P2">Src-line: 1</text:p>
      <text:p text:style-name="P3">Src-node: 28</text:p>
      <text:p text:style-name="P4">Dest-zone: 1</text:p>
      <text:p text:style-name="P4">Dest-line: 1</text:p>
      <text:p text:style-name="P5">Dest-node: 7</text:p>
      <text:p text:style-name="P6">DAF: 1</text:p>
      <text:p text:style-name="P6">Network controll field: 110</text:p>
      <text:p text:style-name="P6">Length: 1</text:p>
      <text:p text:style-name="P7">TPCI: 0000 0000; DAF+TPCI: T_GROUPDATA_REQ</text:p>
      <text:p text:style-name="P8">APCI: 00 1000 0001 A_GroupValue_Write</text:p>
      <text:p text:style-name="P9">Data: 00 0001</text:p>
      <text:p text:style-name="P1"/>
      <text:p text:style-name="P10">Switch off:</text:p>
      <text:p text:style-name="Preformatted_20_Text"><text:span text:style-name="T1">BC</text:span> <text:span text:style-name="T2">11</text:span> <text:span text:style-name="T3">1C</text:span> <text:span text:style-name="T4">11</text:span> <text:span text:style-name="T5">07</text:span> <text:span text:style-name="T6">E1</text:span> <text:span text:style-name="T7">00</text:span> <text:span text:style-name="T8">80</text:span></text:p>
      <text:p text:style-name="P1"/>
      <text:p text:style-name="P1">Length-Type: 1</text:p>
      <text:p text:style-name="P1">Repeat Flag: 1</text:p>
      <text:p text:style-name="P1">Prio: 00</text:p>
      <text:p text:style-name="P2">Src-zone: 1</text:p>
      <text:p text:style-name="P2">Src-line: 1</text:p>
      <text:p text:style-name="P3">Src-node: 28</text:p>
      <text:p text:style-name="P4">Dest-zone: 1</text:p>
      <text:p text:style-name="P4">Dest-line: 1</text:p>
      <text:p text:style-name="P5">Dest-node: 7</text:p>
      <text:p text:style-name="P6">DAF: 1</text:p>
      <text:p text:style-name="P6">Network controll field: 110</text:p>
      <text:p text:style-name="P6">Length: 1</text:p>
      <text:p text:style-name="P7">TPCI: 0000 0000; DAF+TPCI: T_GROUPDATA_REQ</text:p>
      <text:p text:style-name="P8">APCI: 00 1000 0000 A_GroupValue_Write</text:p>
      <text:p text:style-name="P9">Data: 00 0000</text:p>
      <text:p text:style-name="Preformatted_20_Text"/>
      <text:p text:style-name="P10">Return status:</text:p>
      <text:p text:style-name="Preformatted_20_Text"><text:span text:style-name="T1">BC</text:span> <text:span text:style-name="T2">11</text:span> <text:span text:style-name="T3">33</text:span> <text:span text:style-name="T4">11</text:span> <text:span text:style-name="T5">07</text:span> <text:span text:style-name="T6">D1</text:span> <text:span text:style-name="T7">00</text:span> <text:span text:style-name="T8">A0</text:span></text:p>
      <text:p text:style-name="P1"/>
      <text:p text:style-name="P1">Length-Type: 1</text:p>
      <text:p text:style-name="P1">Repeat Flag: 1</text:p>
      <text:p text:style-name="P1">Prio: 00</text:p>
      <text:p text:style-name="P2">Src-zone: 1</text:p>
      <text:p text:style-name="P2">Src-line: 1</text:p>
      <text:p text:style-name="P3">Src-node: 51</text:p>
      <text:p text:style-name="P4">Dest-zone: 1</text:p>
      <text:p text:style-name="P4">Dest-line: 1</text:p>
      <text:p text:style-name="P5">Dest-node: 7</text:p>
      <text:p text:style-name="P6">DAF: 1</text:p>
      <text:p text:style-name="P6">Network controll field: 101</text:p>
      <text:p text:style-name="P6">Length: 1</text:p>
      <text:p text:style-name="P7">TPCI: 0000 0000; DAF+TPCI: T_GROUPDATA_REQ</text:p>
      <text:p text:style-name="P8">APCI: 00 1010 0000 A_GroupValue_Write</text:p>
      <text:p text:style-name="P9">Data: 00 0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creator>Matthias Fechner</dc:creator>
    <dc:date>2008-03-04T09:24:43</dc:date>
    <meta:editing-cycles>24</meta:editing-cycles>
    <meta:editing-duration>PT13H42M2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1" meta:word-count="186" meta:character-count="824"/>
  </office:meta>
</office:document-meta>
</file>